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" svg:font-family="'Arial Unicode MS'" style:font-pitch="variable"/>
    <style:font-face style:name="Calibri" svg:font-family="Calibri" style:font-pitch="variable"/>
    <style:font-face style:name="Open Sans" svg:font-family="'Open Sans'" style:font-pitch="variable"/>
    <style:font-face style:name="Consolas" svg:font-family="Consol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0.69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login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8eb4e3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style:font-name="Calibri" style:font-name-complex="Calibri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ext-properties style:font-name="Calibri" style:font-name-complex="Calibri"/>
    </style:style>
    <style:style style:name="ce5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font-name="Calibri" style:font-name-complex="Calibri"/>
    </style:style>
    <style:style style:name="T1" style:family="tex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Userid</text:p>
          </table:table-cell>
          <table:table-cell table:style-name="ce1" office:value-type="string">
            <text:p>Passwor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span text:style-name="T1"><text:a xlink:href="mailto:testuser@test.com">testuser@test.com</text:a></text:span></text:p>
          </table:table-cell>
          <table:table-cell table:style-name="ce5" office:value-type="string">
            <text:p>password123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a xlink:href="mailto:nikhil.tayal@unthinkable.co">nikhil.tayal@unthinkable.co</text:a></text:p>
          </table:table-cell>
          <table:table-cell table:style-name="ce3" office:value-type="string">
            <text:p>Nik@daffodil30462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<text:span text:style-name="T1"><text:a xlink:href="mailto:testuser@test.com">testuser@test.com</text:a></text:span></text:p>
          </table:table-cell>
          <table:table-cell table:style-name="ce6" office:value-type="string">
            <text:p><text:span text:style-name="T1"><text:a xlink:href="mailto:Nik@daffodil30462">Nik@daffodil30462</text:a></text:span></text:p>
          </table:table-cell>
          <table:table-cell table:number-columns-repeated="1022"/>
        </table:table-row>
        <table:table-row table:style-name="ro2">
          <table:table-cell office:value-type="string">
            <text:p><text:a xlink:href="mailto:nikhil.tayal@unthinkable.coPassword">nikhil.tayal@unthinkable.coPassword</text:a></text:p>
          </table:table-cell>
          <table:table-cell office:value-type="string">
            <text:p>Password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" svg:font-family="'Arial Unicode MS'" style:font-pitch="variable"/>
    <style:font-face style:name="Calibri" svg:font-family="Calibri" style:font-pitch="variable"/>
    <style:font-face style:name="Open Sans" svg:font-family="'Open Sans'" style:font-pitch="variable"/>
    <style:font-face style:name="Consolas" svg:font-family="Consol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2">03/12/2021</text:date>, <text:time>17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n" style:display-name="PageStyle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_20__20_Project" style:display-name="PageStyle_Add  Proje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Bid" style:display-name="PageStyle_Add Bi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d_20_Survey" style:display-name="PageStyle_Add Surve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d_20_Admin" style:display-name="PageStyle_Add Admi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ncryption" style:display-name="PageStyle_Encryp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curity" style:display-name="PageStyle_Securit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veysForProd" style:display-name="PageStyle_SurveysForPro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ustomQualification" style:display-name="PageStyle_CustomQualifica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ser" style:display-name="PageStyle_Us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lient" style:display-name="PageStyle_Clien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ccount" style:display-name="PageStyle_Accoun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2T17:57:47.71</dc:date>
    <meta:document-statistic meta:table-count="1" meta:cell-count="10" meta:object-count="0"/>
    <meta:generator>OpenOffice/4.1.7$Win32 OpenOffice.org_project/417m1$Build-9800</meta:generator>
  </office:meta>
</office:document-meta>
</file>